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19da" officeooo:paragraph-rsid="001519da"/>
    </style:style>
    <style:style style:name="P2" style:family="paragraph" style:parent-style-name="Standard">
      <style:text-properties officeooo:rsid="001519da" officeooo:paragraph-rsid="00151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os vientos del karma</text:p>
      <text:p text:style-name="P2"/>
      <text:p text:style-name="P2">Como vientito sureño , tu voz me encontrará</text:p>
      <text:p text:style-name="P2"/>
      <text:p text:style-name="P2">vendrá cantando la copla, del amar</text:p>
      <text:p text:style-name="P2"/>
      <text:p text:style-name="P2">Como vientito de norte, mi voz te encontrará</text:p>
      <text:p text:style-name="P2"/>
      <text:p text:style-name="P2">irá escondida en silencios a escucharte cantar</text:p>
      <text:p text:style-name="P2"/>
      <text:p text:style-name="P2">irá escondida en silencios a escucharte cantar.</text:p>
      <text:p text:style-name="P2"/>
      <text:p text:style-name="P2">En esta inmensa fogata sin principio, sin final</text:p>
      <text:p text:style-name="P2"/>
      <text:p text:style-name="P2">querrá dios que algún día, nos volvamos a encontrará</text:p>
      <text:p text:style-name="P2"/>
      <text:p text:style-name="P2">yo beberé de tus labios y aprenderé a amar</text:p>
      <text:p text:style-name="P2"/>
      <text:p text:style-name="P2">Será una gran sorpresa, será algo sin igual</text:p>
      <text:p text:style-name="P2"/>
      <text:p text:style-name="P2">habrán pasado los siglos, lloraré, llorarás</text:p>
      <text:p text:style-name="P2"/>
      <text:p text:style-name="P2">y en un rayito de luna, como te recordé me recordarás</text:p>
      <text:p text:style-name="P2"/>
      <text:p text:style-name="P2">verás en llamas el árbol de dios y un recuerdo que aún no existió</text:p>
      <text:p text:style-name="P2"/>
      <text:p text:style-name="P2">verás en llamas el árbol de dios y un recuerdo que aún no existió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22:49.335822174</meta:creation-date>
    <dc:date>2025-09-12T16:27:29.753597482</dc:date>
    <meta:editing-duration>PT4M40S</meta:editing-duration>
    <meta:editing-cycles>1</meta:editing-cycles>
    <meta:document-statistic meta:table-count="0" meta:image-count="0" meta:object-count="0" meta:page-count="1" meta:paragraph-count="14" meta:word-count="119" meta:character-count="647" meta:non-whitespace-character-count="542"/>
    <meta:generator>LibreOffice/25.2.4.3$Linux_X86_64 LibreOffice_project/520$Build-3</meta:generator>
  </office:meta>
</office:document-meta>
</file>